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6bc2" officeooo:paragraph-rsid="00096bc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e de Tarea 1.<text:tab/><text:tab/><text:tab/><text:tab/><text:tab/><text:tab/><text:tab/>Diego Aarón Moreno Galván</text:p>
      <text:p text:style-name="P1">Programación avanzada.</text:p>
      <text:p text:style-name="P1"/>
      <text:p text:style-name="P1"/>
      <text:p text:style-name="P1"/>
      <text:p text:style-name="P1">En esta tarea se implementó, la estructura del Treap, la llamamos un heap actulizable ya que esta estructura es un heap con las prioridades y un arbol binario de busqueda con las llaves de cada nodo.</text:p>
      <text:p text:style-name="P1"/>
      <text:p text:style-name="P1">Para la implementación se usó un vector que contiene las parejas de prioridad y llave, así como también existía un vector con la respectiva información de cada nodo, (hijo izquierdo, derecho y padre).</text:p>
      <text:p text:style-name="P1"/>
      <text:p text:style-name="P1">Para realizar las funciones de top() lo que se hizo solo fue regresar el nodo en la raíz.</text:p>
      <text:p text:style-name="P1">Para la función de Insert or update(), primero se buscó el nodo con el BST, si sí lo encontrabamos, actualizamos la prioridad y realizamos un fixDown si es que la prioridad bajó o un fixUp si la prioridad <text:s/>subió. Si no se encontró el nodo, se insertó como hoja, enotonces después se realiza el fixUp.</text:p>
      <text:p text:style-name="P1">Para la función de pop(), lo que se hizo es un deleteDown desde la raíz, que es parecido al fixDown, pero no se fija en la prioridad del nodo que queremos eliminar, así lo llevamos hasta un nodo hoja y lo eliminamos.</text:p>
      <text:p text:style-name="P1">Para el erase(), primero se buscó el nodo deseado con el BST, y despues el deleteDown explicado anteriormente.</text:p>
      <text:p text:style-name="P1">Los resultados fueron los esper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00:30:28.623385621</meta:creation-date>
    <dc:date>2019-09-02T00:40:50.805644666</dc:date>
    <meta:editing-duration>PT2S</meta:editing-duration>
    <meta:editing-cycles>1</meta:editing-cycles>
    <meta:document-statistic meta:table-count="0" meta:image-count="0" meta:object-count="0" meta:page-count="1" meta:paragraph-count="9" meta:word-count="217" meta:character-count="1223" meta:non-whitespace-character-count="1008"/>
    <meta:generator>LibreOffice/6.0.7.3$Linux_X86_64 LibreOffice_project/00m0$Build-3</meta:generator>
  </office:meta>
</office:document-meta>
</file>